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font-size="8pt" style:font-size-asian="8pt" style:font-size-complex="8pt"/>
    </style:style>
    <style:style style:name="P11" style:family="paragraph" style:parent-style-name="Standard">
      <style:text-properties fo:font-size="8pt" style:text-underline-style="none" fo:font-weight="normal" style:font-size-asian="8pt" style:font-weight-asian="normal" style:font-size-complex="8pt" style:font-weight-complex="normal"/>
    </style:style>
    <style:style style:name="P12"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0pt" style:text-underline-style="solid" style:text-underline-width="auto" style:text-underline-color="font-color"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Camera:</text:span><text:line-break/>Camera.Create</text:p>
      <text:p text:style-name="P10">Camera.Projection</text:p>
      <text:p text:style-name="P10">Camera.Position</text:p>
      <text:p text:style-name="P10">Camera.Center</text:p>
      <text:p text:style-name="P10">Camera.Rotation</text:p>
      <text:p text:style-name="P10">Camera.Active</text:p>
      <text:p text:style-name="P12">Config:</text:p>
      <text:p text:style-name="P12">File:</text:p>
      <text:p text:style-name="P11">GetFiles</text:p>
      <text:p text:style-name="P11">GetDirectories</text:p>
      <text:p text:style-name="P11">GetAll</text:p>
      <text:p text:style-name="P12">GameObject:</text:p>
      <text:p text:style-name="P11">GameObject.Create</text:p>
      <text:p text:style-name="P11">GameObject.Copy</text:p>
      <text:p text:style-name="P11">GameObject.Destroy</text:p>
      <text:p text:style-name="P11">GameObject.CollisionBounds</text:p>
      <text:p text:style-name="P11">GameObject.RenderBounds</text:p>
      <text:p text:style-name="P11">GameObject.WorldBounds</text:p>
      <text:p text:style-name="P11">GameObject.Position</text:p>
      <text:p text:style-name="P11">GameObject.Velocity</text:p>
      <text:p text:style-name="P11">GameObject.Friction</text:p>
      <text:p text:style-name="P11">GameObject.Color</text:p>
      <text:p text:style-name="P11">GameObject.Texture</text:p>
      <text:p text:style-name="P11">GameObject.Crop</text:p>
      <text:p text:style-name="P11">GameObject.UVMin</text:p>
      <text:p text:style-name="P11">GameObject.UVLength</text:p>
      <text:p text:style-name="P11">GameObject.Alive</text:p>
      <text:p text:style-name="P11">GameObject.Collides</text:p>
      <text:p text:style-name="P12">Input:</text:p>
      <text:p text:style-name="P11">KeyDown</text:p>
      <text:p text:style-name="P11">KeyUp</text:p>
      <text:p text:style-name="P11">KeyPressed</text:p>
      <text:p text:style-name="P11">KeyReleased</text:p>
      <text:p text:style-name="P11">MBDown</text:p>
      <text:p text:style-name="P11">MBUp</text:p>
      <text:p text:style-name="P11">MBPressed</text:p>
      <text:p text:style-name="P11">MBReleased</text:p>
      <text:p text:style-name="P11">MousePosition</text:p>
      <text:p text:style-name="P11">MouseDelta</text:p>
      <text:p text:style-name="P12">Maths:</text:p>
      <text:p text:style-name="P11">Rect.Center</text:p>
      <text:p text:style-name="P11">Rect.Intersect</text:p>
      <text:p text:style-name="P11">Rect.Contains</text:p>
      <text:p text:style-name="P11">Vec2.Length</text:p>
      <text:p text:style-name="P11">Vec2.Normalize</text:p>
      <text:p text:style-name="P11">Vec2.Crop</text:p>
      <text:p text:style-name="P11">Vec3.Length</text:p>
      <text:p text:style-name="P11">Vec3.Normalize</text:p>
      <text:p text:style-name="P11">Vec3.Crop</text:p>
      <text:p text:style-name="P11">Vec4.Length</text:p>
      <text:p text:style-name="P11">Vec4.Normalize</text:p>
      <text:p text:style-name="P11">Vec4.Crop</text:p>
      <text:p text:style-name="P11">Mat4.Translation</text:p>
      <text:p text:style-name="P11">Mat4.Scale</text:p>
      <text:p text:style-name="P11">Mat4.Rotation</text:p>
      <text:p text:style-name="P11">Mat4.Orthographic</text:p>
      <text:p text:style-name="P11">Mat4.Perspective</text:p>
      <text:p text:style-name="P12">Runtime(in Script header):</text:p>
      <text:p text:style-name="P11">Run</text:p>
      <text:p text:style-name="P11">Refer</text:p>
      <text:p text:style-name="P11">Unrefer</text:p>
      <text:p text:style-name="P11">Seconds</text:p>
      <text:p text:style-name="P11">Quit</text:p>
      <text:p text:style-name="P12">Sound:</text:p>
      <text:p text:style-name="P11">Sound.Load</text:p>
      <text:p text:style-name="P11">Sound.Play</text:p>
      <text:p text:style-name="P11">Sound.Pause</text:p>
      <text:p text:style-name="P11">Sound.Stop</text:p>
      <text:p text:style-name="P12">Texture:</text:p>
      <text:p text:style-name="P11">Texture.Load</text:p>
      <text:p text:style-name="P11">Texture.Dimensions</text:p>
      <text:p text:style-name="P11"/>
      <text:p text:style-name="P11"/>
      <text:p text:style-name="P11"/>
      <text:p text:style-name="P11"/>
      <text:p text:style-name="P3"><text:soft-page-break/>Camera:</text:p>
      <text:p text:style-name="P2">A camera is a virtual representation of a camera in the game world. It transforms objects from world coordinates to normalized device coordinates.</text:p>
      <text:p text:style-name="P4"/>
      <text:p text:style-name="P4">Camera Camera.Create( void )</text:p>
      <text:p text:style-name="P2">This function creates a new Camera and exposes it to Lua. After creation the camera has no inherent settings, so the creator is responsible for setting a projection, position and rotation.</text:p>
      <text:p text:style-name="P2">Example: local camera = Camera.Create().</text:p>
      <text:p text:style-name="P2"/>
      <text:p text:style-name="P4">Void Camera.Projection( Camera camera, float aspectRatio, float fov, float near, float far )</text:p>
      <text:p text:style-name="P1">Void Camera.Projection( Camera camera, float left, float right, float top, float bottom, float near, float far )</text:p>
      <text:p text:style-name="P4">Void Camera.Projection( mat4 matrix )</text:p>
      <text:p text:style-name="P2">These functions sets the projection matrix of a camera (and as such must be called as a method on a valid camera). The overload, in respective order, creates a perspective, orthographic or custom projection for the camera.</text:p>
      <text:p text:style-name="P2">Example: camera:Projection( 640/480, 90, 0.01, 100 );</text:p>
      <text:p text:style-name="P2"/>
      <text:p text:style-name="P6">Mat4 Camera.Projection( Camera camera )</text:p>
      <text:p text:style-name="P2">This function returns the current projection matrix of the camera.</text:p>
      <text:p text:style-name="P2">Example: local proj = camera:Projection();</text:p>
      <text:p text:style-name="P2"/>
      <text:p text:style-name="P4">Void Camera.Position( Camera camera, float x, float y, float z )</text:p>
      <text:p text:style-name="P4">Void Camera.Position( Camera camera, vec3 position )</text:p>
      <text:p text:style-name="P2">These functions sets the position of the camera.</text:p>
      <text:p text:style-name="P2">Example: camera:Position( 1, 2, 3 ).</text:p>
      <text:p text:style-name="P2">Default: (0,0,0)</text:p>
      <text:p text:style-name="P2"/>
      <text:p text:style-name="P4">Vec3 Camera.Position( Camera camera )</text:p>
      <text:p text:style-name="P2">This function returns the current position of the camera.</text:p>
      <text:p text:style-name="P2">Example: local pos = camera:Position();</text:p>
      <text:p text:style-name="P2"/>
      <text:p text:style-name="P4">Void Camera.Center( Camera camera, float x, float y )</text:p>
      <text:p text:style-name="P4">Void Camera.Center( Camera camera, vec2 position )</text:p>
      <text:p text:style-name="P2">These functions centers the camera around the supplied position.</text:p>
      <text:p text:style-name="P2">Example: camera:Center( 32, 32 ).</text:p>
      <text:p text:style-name="P2"/>
      <text:p text:style-name="P4">Void Camera.Rotation( Camera camera, float x, float y, float z, float w )</text:p>
      <text:p text:style-name="P4">Void Camera.Rotation( Camera camera, quat rotation )</text:p>
      <text:p text:style-name="P2">These functions sets the rotation of the camera.</text:p>
      <text:p text:style-name="P2">Example: camera.Rotation( 0, 0, 0, 0 ).</text:p>
      <text:p text:style-name="P2">Default: (0,0,0,0)</text:p>
      <text:p text:style-name="P2"/>
      <text:p text:style-name="P4">Quat Camera.Rotation( Camera camera )</text:p>
      <text:p text:style-name="P2">This function returns the current rotation of the camera.</text:p>
      <text:p text:style-name="P2">Example: local rot = camera:Rotation().</text:p>
      <text:p text:style-name="P2"/>
      <text:p text:style-name="P4">Void Camera.Active( Camera camera )</text:p>
      <text:p text:style-name="P2">This function sets the games active camera to the supplied camera.</text:p>
      <text:p text:style-name="P2">It can be called either on the metatable or the camera itself.</text:p>
      <text:p text:style-name="P2">Example: Camera.Active( cam ) or cam:Active().</text:p>
      <text:p text:style-name="P2">Default: nil</text:p>
      <text:p text:style-name="P2"/>
      <text:p text:style-name="P4"><text:soft-page-break/>Camera Camera.Active( void )</text:p>
      <text:p text:style-name="P2">This function returns the games active camera.</text:p>
      <text:p text:style-name="P2">Example: local camera = Camera.Active();</text:p>
      <text:p text:style-name="P5"/>
      <text:p text:style-name="P5">Config:</text:p>
      <text:p text:style-name="P2">The Config class loads the games configuration at startup. The class can then be used to poll the host about this information. In Lua this takes the shape of a global table called Config. The table contains window start location, window dimensions, target fps, title and script folder.</text:p>
      <text:p text:style-name="P2"/>
      <text:p text:style-name="P5">File:</text:p>
      <text:p text:style-name="P2">A file is a simple data structure that contains two variables. A string holding the path and a boolean determining whether it is a directory or not. So both normal files and directories are considered files in the application.</text:p>
      <text:p text:style-name="P5"/>
      <text:p text:style-name="P4">File[] GetFiles( string path )</text:p>
      <text:p text:style-name="P2">Returns all the files in the specified directory, packed in a table.</text:p>
      <text:p text:style-name="P2">The names returned are all relative to the path supplied.</text:p>
      <text:p text:style-name="P2">Example: local scripts = GetFiles( “./res/scripts” );</text:p>
      <text:p text:style-name="P2"/>
      <text:p text:style-name="P4">File[] GetDirectories( string path )</text:p>
      <text:p text:style-name="P2">Returns all the directories (except '.' and '..') in the specified directory, packed in a table.</text:p>
      <text:p text:style-name="P2">The names returned are all relative to the path supplied.</text:p>
      <text:p text:style-name="P2">Example: local dirs = GetDirectories( “./res” );</text:p>
      <text:p text:style-name="P2"/>
      <text:p text:style-name="P4">File[] GetAll( string path )</text:p>
      <text:p text:style-name="P2">Returns all files and directories (except '.' and '..') in the specified directory, packed in a table.</text:p>
      <text:p text:style-name="P2">The names returned are all relative to the path supplied.</text:p>
      <text:p text:style-name="P2">Each entry has the fields “path” and “dir” that tells you the path and if its a directory or not.</text:p>
      <text:p text:style-name="P2">Example: local ent = GetAll( “./res/textures” );</text:p>
      <text:p text:style-name="P2"/>
      <text:p text:style-name="P5">GameObject:</text:p>
      <text:p text:style-name="P2">Everything in the game world should be a game object. Game object has a rectangle for collision and another one for rendering. So a game object is anything tangable in the game.</text:p>
      <text:p text:style-name="P4"/>
      <text:p text:style-name="P4">GameObject GameObject.Create( void )</text:p>
      <text:p text:style-name="P2">Returns a newly created game object wrapped in a Lua table. The pointer to the actual GameObject is stored in the field “__self”. After creation, the game object has no inherent properties.</text:p>
      <text:p text:style-name="P2">All game objects are added to a global vector. This vector of objects is then used to update and render all objects, regardless of their logical counterpart in Lua code.</text:p>
      <text:p text:style-name="P2">Example: local go = GameObject.Create().</text:p>
      <text:p text:style-name="P2"/>
      <text:p text:style-name="P4">GameObject GameObject.Copy( GameObject object )</text:p>
      <text:p text:style-name="P2">Returns an exakt copy of the supplied game object, but with a new handle. This is useful for when you want to create a pool of similar objects (such as projectiles).</text:p>
      <text:p text:style-name="P2">Example: local go2 = go:Copy();</text:p>
      <text:p text:style-name="P2"/>
      <text:p text:style-name="P4">Void GameObject.Destroy( GameObject object )</text:p>
      <text:p text:style-name="P2">Destroys a game object and deallocates the memory it occupied. It also removes it from the global vector of game objects in the game.</text:p>
      <text:p text:style-name="P2">Example: GameObject.Destroy( go ).</text:p>
      <text:p text:style-name="P2"/>
      <text:p text:style-name="P4"/>
      <text:p text:style-name="P4"><text:soft-page-break/>Void GameObject.CollisionBounds( GameObject object, float x, float y, float w, float h )</text:p>
      <text:p text:style-name="P4">Void GameObject.CollisionBounds( GameObject object, rect bounds )</text:p>
      <text:p text:style-name="P2">These functions sets the collision bounds of the supplied game object. The collision bounds are used to determine whether or not two game objects collide. This rectangle can be offset from the position of the game object.</text:p>
      <text:p text:style-name="P2">Example: go:CollisionBounds( 0,0,32,32 ).</text:p>
      <text:p text:style-name="P2">Default: (0,0,32,32)</text:p>
      <text:p text:style-name="P2"/>
      <text:p text:style-name="P4">Rect GameObject.CollisionBounds( GameObject object )</text:p>
      <text:p text:style-name="P2">This function returns the current collision bounds of the supplied game object.</text:p>
      <text:p text:style-name="P2">Example: local cb = go:CollisionBounds().</text:p>
      <text:p text:style-name="P2"/>
      <text:p text:style-name="P4">Void GameObject.RenderBounds( GameObject object, float x, float y, float w, float h )</text:p>
      <text:p text:style-name="P4">Void GameObject.RenderBounds( GameObject object, rect bounds )</text:p>
      <text:p text:style-name="P2">These functions sets the render bounds of the supplied game object. The render bounds are used to supply the renderer with a square to render the game object. This rectangle can be offset from the position of the game object.</text:p>
      <text:p text:style-name="P2">Example: go:RenderBounds( 0,0,32,32 ).</text:p>
      <text:p text:style-name="P2">Default: (0,0,32,32)</text:p>
      <text:p text:style-name="P2"/>
      <text:p text:style-name="P4">Rect GameObject.RenderBounds( GameObject object )</text:p>
      <text:p text:style-name="P2">This function returns the current render bounds of the supplied game object.</text:p>
      <text:p text:style-name="P2">Example: local rb = go:RenderBounds().</text:p>
      <text:p text:style-name="P2"/>
      <text:p text:style-name="P4">Rect GameObject.WorldBounds( GameObject object )</text:p>
      <text:p text:style-name="P2">This function returns the current collision bounds offset by the position of the game object.</text:p>
      <text:p text:style-name="P2">Example: local wb = go:WorldCollisionBounds().</text:p>
      <text:p text:style-name="P2"><text:line-break/><text:span text:style-name="T1">Void GameObject.Position( GameObject object, float x, float y )</text:span></text:p>
      <text:p text:style-name="P4">Void GameObject.Position( GameObject object, vec2 position )</text:p>
      <text:p text:style-name="P2">Sets the position of the supplied game object.</text:p>
      <text:p text:style-name="P2">Example: go:Position( 32, 64 ).</text:p>
      <text:p text:style-name="P2">Default: (0,0)</text:p>
      <text:p text:style-name="P2"/>
      <text:p text:style-name="P4">Vec2 GameObject.Position( GameObject object )</text:p>
      <text:p text:style-name="P2">Returns the position of the supplied game object.</text:p>
      <text:p text:style-name="P2">Example: local pos = go:Position().</text:p>
      <text:p text:style-name="P2"/>
      <text:p text:style-name="P4">Void GameObject.Velocity( GameObject object, float x, float y )</text:p>
      <text:p text:style-name="P4">Void GameObject.Velocity( GameObject object, vec2 velocity )</text:p>
      <text:p text:style-name="P2">Sets velocity of the supplied game object.</text:p>
      <text:p text:style-name="P2">Example: go:Velocity( 2, 2 ).</text:p>
      <text:p text:style-name="P2">Default: (0,0)</text:p>
      <text:p text:style-name="P2"/>
      <text:p text:style-name="P4">Vec2 GameObject.Velocity()</text:p>
      <text:p text:style-name="P2">Returns the velocity of the supplied game object.</text:p>
      <text:p text:style-name="P2">Example: local vel = go:Velocity().</text:p>
      <text:p text:style-name="P2"><text:line-break/></text:p>
      <text:p text:style-name="P2"/>
      <text:p text:style-name="P2"/>
      <text:p text:style-name="P2"/>
      <text:p text:style-name="P4"><text:soft-page-break/>Void GameObject.Friction( GameObject object, float x, float y )</text:p>
      <text:p text:style-name="P4">Void GameObject.Friction( GameObject object, vec2 friction )</text:p>
      <text:p text:style-name="P2">Sets the friction of the supplied game object. The friction is inverse, meaning that you it determines what fraction of the current speed should be retained. So a friction of 0.9 means a friction of 10%.</text:p>
      <text:p text:style-name="P2">Example: go:Friction( 0.9, 0.9 ).</text:p>
      <text:p text:style-name="P2">Default: (1,1)</text:p>
      <text:p text:style-name="P2"/>
      <text:p text:style-name="P4">Vec2 GameObject.Friction( GameObject object )</text:p>
      <text:p text:style-name="P2">Returns the current friction of the supplied game object.</text:p>
      <text:p text:style-name="P2">Example: local f = go:Friction().</text:p>
      <text:p text:style-name="P4"/>
      <text:p text:style-name="P4">Void GameObject.Color( GameObject object, float r, float g, float b, float a )</text:p>
      <text:p text:style-name="P4">Void GameObject.Color( GameObject object, vec4 color )</text:p>
      <text:p text:style-name="P2">Sets the color of the supplied game object.</text:p>
      <text:p text:style-name="P2">Example: go:Color( 1, 1, 1, 0.5 ).</text:p>
      <text:p text:style-name="P2">Default: (1,1,1,1)</text:p>
      <text:p text:style-name="P2"/>
      <text:p text:style-name="P4">Vec4 GameObject.Color( GameObject object )</text:p>
      <text:p text:style-name="P2">Returns the color of the supplied game object.</text:p>
      <text:p text:style-name="P2">Example: local color = go:Color();</text:p>
      <text:p text:style-name="P2"/>
      <text:p text:style-name="P4">Void GameObject.Texture( GameObject object, Texture texture )</text:p>
      <text:p text:style-name="P2">Sets the texture of the supplied game object.</text:p>
      <text:p text:style-name="P2">Example: go:Texture( texture ).</text:p>
      <text:p text:style-name="P2">Default: nil</text:p>
      <text:p text:style-name="P2"/>
      <text:p text:style-name="P4">Texture GameObject.Texture( GameObject object )</text:p>
      <text:p text:style-name="P2">Returns the texture of the supplied game object or nil if has none.</text:p>
      <text:p text:style-name="P2">Example: local texture = go:Texture().</text:p>
      <text:p text:style-name="P2"/>
      <text:p text:style-name="P4">Void GameObject.Crop( GameObject object, float x, float y, float w, float h )</text:p>
      <text:p text:style-name="P4">Void GameObject.Crop( GameObject object, rect crop )</text:p>
      <text:p text:style-name="P2">Sets the current crop of the game object. The crop is used to specify what region of the texture should be rendered. This is useful when you have a spritesheet and want to switch between frames.</text:p>
      <text:p text:style-name="P2">Example: go:Crop( 32, 0, 32, 32 ).</text:p>
      <text:p text:style-name="P2"/>
      <text:p text:style-name="P4">Rect GameObject.Crop( GameObject object )</text:p>
      <text:p text:style-name="P2">Returns the current crop of the supplied game object.</text:p>
      <text:p text:style-name="P2">Example: local crop = go:Crop();</text:p>
      <text:p text:style-name="P2"/>
      <text:p text:style-name="P4">Void GameObject.UVMin( GameObject object, float x, float y )</text:p>
      <text:p text:style-name="P4">Void GameObject.UVMin( GameObject object, vec2 uv )</text:p>
      <text:p text:style-name="P2">Sets the current minimum UV offset. The crop function does this implicitly. This function gives you more control over the normalized value and involves less overhead.</text:p>
      <text:p text:style-name="P2">Example: go:UVMin( 0.5, 0 ).</text:p>
      <text:p text:style-name="P2">Default: (0,0)</text:p>
      <text:p text:style-name="P2"/>
      <text:p text:style-name="P4">Vec2 GameObject.UVMin( GameObject object )</text:p>
      <text:p text:style-name="P2">Returns the current minimum UV offset of the supplied game object.</text:p>
      <text:p text:style-name="P2">Example: local uv = go:UVMin().</text:p>
      <text:p text:style-name="P2"/>
      <text:p text:style-name="P4"/>
      <text:p text:style-name="P4"><text:soft-page-break/>Void GameObject.UVLength( GameObject object, float x, float y )</text:p>
      <text:p text:style-name="P4">Void GameObject.UVLength( GameObject object, vec2 uv )</text:p>
      <text:p text:style-name="P2">Sets the current length of the UV offset. The crop function does this implicitly. This function gives you more control over the normalized value and involves less overhead.</text:p>
      <text:p text:style-name="P2">Example: go:UVLength( 0.5, 0.5 );</text:p>
      <text:p text:style-name="P2">Default: (1,1)</text:p>
      <text:p text:style-name="P2"/>
      <text:p text:style-name="P4">Void GameObject.Alive( GameObject object, bool alive )</text:p>
      <text:p text:style-name="P2">Sets whether a game object is alive or not.</text:p>
      <text:p text:style-name="P2">Game objects that are not alive are not drawn or updated.</text:p>
      <text:p text:style-name="P2">Example: go:Alive( false ).</text:p>
      <text:p text:style-name="P2">Default: false</text:p>
      <text:p text:style-name="P4">Bool GameObject.Alive( GameObject object )</text:p>
      <text:p text:style-name="P2">Returns whether a game object is alive or not.</text:p>
      <text:p text:style-name="P2">Example: if( go:Alive() ).</text:p>
      <text:p text:style-name="P2"/>
      <text:p text:style-name="P4">Bool GameObject.Collides( GameObject a, GameObject b )</text:p>
      <text:p text:style-name="P2">Returns whether or not two game objects collide. This function can be called from the metatable, operating on two game objects or from one game object operating on another.</text:p>
      <text:p text:style-name="P2">Example: if( GameObject.Collides( a, b ) ).</text:p>
      <text:p text:style-name="P2">Example: if( a.Collides( b ) ).</text:p>
      <text:p text:style-name="P4"/>
      <text:p text:style-name="P4">Bool KeyDown( SDL_Scancode code )</text:p>
      <text:p text:style-name="P2">Returns whether or not the corresponding key is being pressed down.</text:p>
      <text:p text:style-name="P2">A table of scancodes as well as keys are available in the keys.lua that should accompany the distribution.</text:p>
      <text:p text:style-name="P2">Example: if( KeyDown( Keys.Escape ) ).</text:p>
      <text:p text:style-name="P2"/>
      <text:p text:style-name="P4">Bool KeyUp( SDL_Scancode code )</text:p>
      <text:p text:style-name="P2">Returns whether or not the corresponding key is not being pressed down.</text:p>
      <text:p text:style-name="P2">Example: if( KeyUp( Keys.Escape ) ).</text:p>
      <text:p text:style-name="P4"/>
      <text:p text:style-name="P4">Bool KeyPressed( SDL_Scancode code )</text:p>
      <text:p text:style-name="P2">Returns whether or not the corresponding key has just been pressed. This is only true if the corresponding key is down on the current frame but was not down on the previous frame.</text:p>
      <text:p text:style-name="P2">Example: if( KeyPressed( Keys.Escape ) ).</text:p>
      <text:p text:style-name="P2"/>
      <text:p text:style-name="P4">Bool KeyReleased( SDL_Scancode code )</text:p>
      <text:p text:style-name="P2">Returns whether or not the corresponding key has just been released. This is only true if the corresponding key is not down on the current frame but was down on the previous frame.</text:p>
      <text:p text:style-name="P2">Example: if( KeyReleased( Keys.Escape ) ).</text:p>
      <text:p text:style-name="P2"/>
      <text:p text:style-name="P4">Bool MBDown( Uint8 mb )</text:p>
      <text:p text:style-name="P2">Same as KeyDown but with mouse buttons.</text:p>
      <text:p text:style-name="P2">A table of mouse buttons are available in the keys.lua that should accompany the distribution.</text:p>
      <text:p text:style-name="P2">Example: if( MBDown( Mouse.LeftButton ) ).</text:p>
      <text:p text:style-name="P4"/>
      <text:p text:style-name="P4">Bool MBUp( Uint8 mb )</text:p>
      <text:p text:style-name="P2">Same as KeyUp but with mouse buttons.</text:p>
      <text:p text:style-name="P2">Example: if( MBUp( Mouse.LeftButton ) ).</text:p>
      <text:p text:style-name="P2"/>
      <text:p text:style-name="P4"/>
      <text:p text:style-name="P4"><text:soft-page-break/>Bool MBPressed( Uint8 mb )</text:p>
      <text:p text:style-name="P2">Same as KeyPressed but with mouse buttons.</text:p>
      <text:p text:style-name="P2">Example: if( MBPressed( Mouse.LeftButton ) ).</text:p>
      <text:p text:style-name="P2"/>
      <text:p text:style-name="P4">Bool MBReleased( Uint8 mb )</text:p>
      <text:p text:style-name="P2">Same as KeyReleased but with mouse buttons.</text:p>
      <text:p text:style-name="P2">Example: if( MBReleased( Mouse.LeftButton ) ).</text:p>
      <text:p text:style-name="P2"/>
      <text:p text:style-name="P4">Vec2 MousePosition( void )</text:p>
      <text:p text:style-name="P2">Returns the position of the mouse.</text:p>
      <text:p text:style-name="P2">Example: local mpos = MousePosition().</text:p>
      <text:p text:style-name="P2"/>
      <text:p text:style-name="P4">Vec2 MouseDelta( void )</text:p>
      <text:p text:style-name="P2">Returns the delta position of the mouse. The delta position is the distance the mouse has travelled since the last frame.</text:p>
      <text:p text:style-name="P2">Example: local mdelta = MouseDelta().</text:p>
      <text:p text:style-name="P2"/>
      <text:p text:style-name="P5">Rect:</text:p>
      <text:p text:style-name="P2">A rect is a math primitive that represents a rectangle. In Lua it is simply a table with the fields x, y, w and h. These fields, respectivly, represents the xoffset, the yoffset, the width and the height of the rectangle.</text:p>
      <text:p text:style-name="P2"/>
      <text:p text:style-name="P4">Vec2 Rect.Center( Rect rect )</text:p>
      <text:p text:style-name="P2">Returns the center of the rectangle.</text:p>
      <text:p text:style-name="P2">Example: local c = r:Center();</text:p>
      <text:p text:style-name="P4"/>
      <text:p text:style-name="P4">Bool Rect.Intersect( Rect a, Rect b )</text:p>
      <text:p text:style-name="P2">Returns whether or not two rectangles intersect.</text:p>
      <text:p text:style-name="P2">This function can be called either from the metatable, operating on two rectangles or from one rectangle operating on another.</text:p>
      <text:p text:style-name="P2">Example: if( Rect.Intersect( a, b ) ).</text:p>
      <text:p text:style-name="P2">Example: if( a.Intersect( b ) ).</text:p>
      <text:p text:style-name="P2"/>
      <text:p text:style-name="P4">Bool Rect.Contains( Rect rect, float x, float y )</text:p>
      <text:p text:style-name="P4">Bool Rect.Contains( Rect rect, vec2 point )</text:p>
      <text:p text:style-name="P2">Returns whether or not a rectangle contains a point.</text:p>
      <text:p text:style-name="P2">Example: if( r:Contains( 12, 24 ) ).</text:p>
      <text:p text:style-name="P2"/>
      <text:p text:style-name="P5">Vec2:</text:p>
      <text:p text:style-name="P2">A Vec2 is a math primitive that represents a 2D vector. In Lua it is simply a table with the fields x and y. These fields corresponds to the components of the vector.</text:p>
      <text:p text:style-name="P2"/>
      <text:p text:style-name="P4">Float Vec2.Length( Vec2 v )</text:p>
      <text:p text:style-name="P2">Returns the length of the vector.</text:p>
      <text:p text:style-name="P2">Example: local len = v:Length().</text:p>
      <text:p text:style-name="P2"/>
      <text:p text:style-name="P4">Vec2 Vec2.Normalize( Vec2 v )</text:p>
      <text:p text:style-name="P2">Returns a normalized version of the supplied vector.</text:p>
      <text:p text:style-name="P2">Example: local newv = v:Normalize().</text:p>
      <text:p text:style-name="P2"/>
      <text:p text:style-name="P4"/>
      <text:p text:style-name="P4"/>
      <text:p text:style-name="P4"><text:soft-page-break/>Vec2 Vec2.Crop( Vec2 v, float x, float y )</text:p>
      <text:p text:style-name="P2">Returns a vector that has had its components cropped at the positive and negative range of the supplied values. For example a vector (2,-5) that is cropped to (3,3) would return (2,-3).</text:p>
      <text:p text:style-name="P2">Example: v = v:Crop( 1, 1 );</text:p>
      <text:p text:style-name="P2"/>
      <text:p text:style-name="P4">Vec2 Vec2.Crop( Vec2 v, float length )</text:p>
      <text:p text:style-name="P2">Returns a vector that has had its components cropped based on the supplied length. Only if the length of the vector v is longer than the supplied length will it be cropped. This can be thought of as a arbituary (or more generic) form of normalizing.</text:p>
      <text:p text:style-name="P2">Example: velocity = velocity:Crop( maxSpeed );</text:p>
      <text:p text:style-name="P5"/>
      <text:p text:style-name="P2"><text:span text:style-name="T2">Vec3:</text:span><text:line-break/>A Vec3 is a math primitive that represents a 3D vector. In Lua it is simply a table with the fields x, y and z. These fields corresponds to the components of the vector.</text:p>
      <text:p text:style-name="P2"/>
      <text:p text:style-name="P4">Float Vec3.Length( Vec3 v )</text:p>
      <text:p text:style-name="P2">Returns the length of the vector.</text:p>
      <text:p text:style-name="P2">Example: local len = v:Length().</text:p>
      <text:p text:style-name="P2"/>
      <text:p text:style-name="P4">Vec3 Vec3.Normalize( Vec3 v )</text:p>
      <text:p text:style-name="P2">Returns the normalized version of the supplied vector.</text:p>
      <text:p text:style-name="P2">Example: local newv = v:Normalize().</text:p>
      <text:p text:style-name="P2"/>
      <text:p text:style-name="P4">Vec3 Vec3.Crop( Vec3 v, float x, float y )</text:p>
      <text:p text:style-name="P2">Returns a vector that has had its components cropped at the positive and negative range of the supplied values.</text:p>
      <text:p text:style-name="P2">Example: v = v:Crop( 1, 1, 1 );</text:p>
      <text:p text:style-name="P2"/>
      <text:p text:style-name="P4">Vec3 Vec3.Crop( Vec3 v, float length )</text:p>
      <text:p text:style-name="P2">Returns a vector whose length is cropped at the supplied value.</text:p>
      <text:p text:style-name="P2">Example: velocity = velocity:Crop( maxSpeed );</text:p>
      <text:p text:style-name="P5"/>
      <text:p text:style-name="P5">Vec4:</text:p>
      <text:p text:style-name="P2">A Vec4 is a math primitive that represents a 4D vector. In Lua it is simply a table with the fields x, y, z and w. These fields corresponds to the components of the vector. A 4D vector is hardly ever used in maths, but it is a useful container for things like colors that has 4 components.</text:p>
      <text:p text:style-name="P2"/>
      <text:p text:style-name="P4">Float Vec4.Length( Vec4 v )</text:p>
      <text:p text:style-name="P2">Returns the length of the vector.</text:p>
      <text:p text:style-name="P2">Example: local len = v:Length().</text:p>
      <text:p text:style-name="P2"/>
      <text:p text:style-name="P4">Vec4 Vec4.Normalize( Vec4 v )</text:p>
      <text:p text:style-name="P2">Returns the normalized version of the supplied vector.</text:p>
      <text:p text:style-name="P2">Example: local newv = v:Normalize().</text:p>
      <text:p text:style-name="P2"/>
      <text:p text:style-name="P4">Vec4 Vec4.Crop( Vec4 v, float x, float y, float z, float w )</text:p>
      <text:p text:style-name="P2">Returns a vector that has had its component croppad the positive and negative range of the supplied values. Example: v = v:Crop( 1, 1, 1, 1 );</text:p>
      <text:p text:style-name="P2"/>
      <text:p text:style-name="P4">Vec4 Vec4.Crop( Vec4 v, float length )</text:p>
      <text:p text:style-name="P2">Returns a vector whose length is capped at the supplied value.</text:p>
      <text:p text:style-name="P2">Example: velocity = velocity:Crop( maxSpeed );</text:p>
      <text:p text:style-name="P2"><text:soft-page-break/><text:span text:style-name="T2">Mat4:</text:span><text:line-break/>A Mat4 is a math primitive that represents a matrix. In Lua it is simply a table with the field m. The field m contains 16 numbers that corresponds to the components of a 4x4 matrix.</text:p>
      <text:p text:style-name="P2"/>
      <text:p text:style-name="P4">Mat4 Mat4.Translation( float x, float y, float z )</text:p>
      <text:p text:style-name="P4">Mat4 Mat4.Translation( vec3 translation )</text:p>
      <text:p text:style-name="P2">Returns a matrix that represents translation by the amount supplied.</text:p>
      <text:p text:style-name="P2">Example: local t = Mat4.Translation( 1, 2, 3 ).</text:p>
      <text:p text:style-name="P2"/>
      <text:p text:style-name="P4">Mat4 Mat4.Scale( float x, float y, float z )</text:p>
      <text:p text:style-name="P4">Mat4 Mat4.Scale( vec4 scale )</text:p>
      <text:p text:style-name="P2">Returns a matrix that represents scaling by the amount supplied.</text:p>
      <text:p text:style-name="P2">Example: local s = Mat4.Scale( 1, 2, 3 );</text:p>
      <text:p text:style-name="P2"/>
      <text:p text:style-name="P4">Mat4 Mat4.Rotation( float x, float y, float z, float angle )</text:p>
      <text:p text:style-name="P4">Mat4 Mat4.Rotation( vec3 axis, float angle )</text:p>
      <text:p text:style-name="P2">Returns a matrix that represents rotation around the supplied axis by the supplied amount.</text:p>
      <text:p text:style-name="P2">Example: local r = Mat4.Rotation( 1, 0, 0, 3.14 ).</text:p>
      <text:p text:style-name="P2"/>
      <text:p text:style-name="P4">Mat4 Mat4.Orthographic( float left, float right, float top, float bottom, float near, float far )</text:p>
      <text:p text:style-name="P2">Returns a matrix that represents an orthographic projection.</text:p>
      <text:p text:style-name="P2">Example: local p = Mat4.Orthographic( 0, 640, 0, 480, -1, 1 ).</text:p>
      <text:p text:style-name="P4"/>
      <text:p text:style-name="P4">Mat4 Mat4.Perspective( float fov, float aspectRatio, float near, float far )</text:p>
      <text:p text:style-name="P2">Returns a matrix that represents a perspective projection.</text:p>
      <text:p text:style-name="P2">Example: local p = Mat4.Perspective( 90, 640/480, 0.01, 100 ).</text:p>
      <text:p text:style-name="P2"/>
      <text:p text:style-name="P4">Bool Run( string script )</text:p>
      <text:p text:style-name="P2">This function creates a new script instance (not a new Lua state) that keeps track of a single scriptfile. This new instance is added to a global array of instances. The runtime checks whether instances in this array needs to be reloaded and if they are still valid. If the same script is requested to be run several times, the runtime checks whether the script file has been modified since we last ran it. If it has not been modified there is no need to rerun it. After a new instance has been created it is used to run the supplied script file. The function returns whether or not the script ran successfully.</text:p>
      <text:p text:style-name="P2">Example: if( Run( “./scripts/test.lua” ) ).</text:p>
      <text:p text:style-name="P4"/>
      <text:p text:style-name="P4">Int Refer( lua_Function function )</text:p>
      <text:p text:style-name="P2">This function creates a reference in the runtime that points to the supplied Lua function. This reference is added to a global array of references. Every reference in this array gets called once every frame. This is a much faster way of calling Lua functions that needs to be called often (much faster than calling them using lua_getglobal). After the reference has been created it is returned to Lua. Lua can then use the reference to remove it from the runtime.</text:p>
      <text:p text:style-name="P2">Example: local ref = Refer( UpdateFunc ).</text:p>
      <text:p text:style-name="P2"/>
      <text:p text:style-name="P4">Void Unrefer( int reference )</text:p>
      <text:p text:style-name="P2">This function removes a reference from the runtime. See Refer.</text:p>
      <text:p text:style-name="P2">Example: Unrefer( ref ).</text:p>
      <text:p text:style-name="P2"/>
      <text:p text:style-name="P4"/>
      <text:p text:style-name="P4"/>
      <text:p text:style-name="P4"/>
      <text:p text:style-name="P4"><text:soft-page-break/>Int Seconds( int sec )</text:p>
      <text:p text:style-name="P2">Returns the number of frames corresponding to the supplied number of seconds. It basicly returns FPS*sec.<text:line-break/>Example: local s = Seconds( 3 );</text:p>
      <text:p text:style-name="P2"/>
      <text:p text:style-name="P4">Void Quit( void )</text:p>
      <text:p text:style-name="P2">This function sets the internal running boolean in the runtime to false, effectivly escaping the gameloop and thus quitting the game.</text:p>
      <text:p text:style-name="P2">Example: Quit().</text:p>
      <text:p text:style-name="P2"/>
      <text:p text:style-name="P5">Sound &amp; Music:</text:p>
      <text:p text:style-name="P2">A sound is an asset that represents a wavefile that can be played in the soundmixer.</text:p>
      <text:p text:style-name="P2">Sound assets are different Music assets. Sounds should only be used when you want short sound effects that can occur at the same time as many other sounds. Only one music asset can be played at a time as is looped endlessly.</text:p>
      <text:p text:style-name="P2"/>
      <text:p text:style-name="P4">Sound Sound.Load( string file )</text:p>
      <text:p text:style-name="P2">This function loads a sound asset from the supplied file. Any asset loaded is added to the Asset manager that stores all assets. This prevents loading an asset twice. After the asset has been loaded the function returns the asset or nil if the loading failed.</text:p>
      <text:p text:style-name="P2">Example: local s = Sound.Load( “./sounds/test.wav” );</text:p>
      <text:p text:style-name="P2"/>
      <text:p text:style-name="P4">Void Sound.Play( Sound sound )</text:p>
      <text:p text:style-name="P4">Void Sound.Play( Sound sound, int channel )</text:p>
      <text:p text:style-name="P2">These functions plays a sound. The sound must be loaded before it can be played.</text:p>
      <text:p text:style-name="P2">By supplying a unique channel you have greater control over a specific sound.</text:p>
      <text:p text:style-name="P2">Example: s:Play();</text:p>
      <text:p text:style-name="P4"/>
      <text:p text:style-name="P4">Void Sound.Pause( Sound sound )</text:p>
      <text:p text:style-name="P2">Pauses a sound. The sound is only paused if it is already playing.</text:p>
      <text:p text:style-name="P2">Example: s:Pause();</text:p>
      <text:p text:style-name="P2"/>
      <text:p text:style-name="P4">Void Sound.Stop( Sound sound )</text:p>
      <text:p text:style-name="P2">Stops a sound. The sound is only stopped if it is already playing.</text:p>
      <text:p text:style-name="P2">Example: s:Stop();</text:p>
      <text:p text:style-name="P2"/>
      <text:p text:style-name="P4">Music Music.Load( string file )</text:p>
      <text:p text:style-name="P2">This functions loads a music asset from the supplied file. Any asset loaded is added to the Asset manager that stores all assets. This prevents loading an asset twice. After the asset has been loaded the function returns the asset or nil if the loading failed.</text:p>
      <text:p text:style-name="P2">Example: local m = Music.Load( “./music/test.wav” );</text:p>
      <text:p text:style-name="P4"/>
      <text:p text:style-name="P4">Void Music.Play( Music music )</text:p>
      <text:p text:style-name="P2">Starts playing a music asset. Only one music asset can be playing at any one time, thus any previously playing music asset will be stopped.</text:p>
      <text:p text:style-name="P2">Example: m:Play();</text:p>
      <text:p text:style-name="P2"/>
      <text:p text:style-name="P4">Void Music.Pause( Music music )</text:p>
      <text:p text:style-name="P2">Pauses a music asset. OBS: Since only one music asset can be played at any one time, pausing a music asset that is not currently playing will actually pause the music that IS playing.</text:p>
      <text:p text:style-name="P2">Example: m:Pause();</text:p>
      <text:p text:style-name="P2"/>
      <text:p text:style-name="P4"><text:soft-page-break/>Void Music.Stop( Music music )</text:p>
      <text:p text:style-name="P2">Stops a music asset. OBS: Since only one music asset can be played at any one time, stopping a music asset that is not currently playing will actually stop the music that IS playing.</text:p>
      <text:p text:style-name="P2">Example: m:Stop();</text:p>
      <text:p text:style-name="P2"/>
      <text:p text:style-name="P2"><text:span text:style-name="T2">Texture:</text:span><text:line-break/>A texture is a handle to graphical information on the graphics card. In Lua it is a table with the field __self that holds a pointer to the actual texture.</text:p>
      <text:p text:style-name="P2"/>
      <text:p text:style-name="P4">Texture Texture.Load( string file )</text:p>
      <text:p text:style-name="P2">This function loads a texture asset from the supplied file. The asset is added to the Asset manager that stores all assets used by the game. If the requested asset is already stored in the Asset manager, it is simply returned. This prevents loading an asset twice. After the asset has been loaded the function returns the texture.</text:p>
      <text:p text:style-name="P2">Example: local t = Texture.Load( “./textures/test.png” );</text:p>
      <text:p text:style-name="P2"/>
      <text:p text:style-name="P4">Vec2 Texture.Dimensions( Texture texture )</text:p>
      <text:p text:style-name="P2">Returns the dimensions (width and height) of the supplied texture.</text:p>
      <text:p text:style-name="P2">Example: local dim = t:Dim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Olsson</meta:initial-creator>
    <meta:creation-date>2015-07-05T01:34:26.11</meta:creation-date>
    <dc:date>2015-07-08T01:19:07.79</dc:date>
    <dc:creator>Niclas Olsson</dc:creator>
    <meta:editing-duration>PT2H57M12S</meta:editing-duration>
    <meta:editing-cycles>18</meta:editing-cycles>
    <meta:generator>OpenOffice/4.1.1$Win32 OpenOffice.org_project/411m6$Build-9775</meta:generator>
    <meta:document-statistic meta:table-count="0" meta:image-count="0" meta:object-count="0" meta:page-count="11" meta:paragraph-count="387" meta:word-count="3473" meta:character-count="21453"/>
  </office:meta>
</office:document-meta>
</file>